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P1" style:parent-style-name="Normální" style:master-page-name="MPF0" style:family="paragraph">
      <style:paragraph-properties fo:break-before="page"/>
    </style:style>
    <style:style style:name="TableColumn10" style:family="table-column">
      <style:table-column-properties style:column-width="1.0833in"/>
    </style:style>
    <style:style style:name="TableColumn11" style:family="table-column">
      <style:table-column-properties style:column-width="2.1652in"/>
    </style:style>
    <style:style style:name="TableColumn12" style:family="table-column">
      <style:table-column-properties style:column-width="2.8034in"/>
    </style:style>
    <style:style style:name="Table9" style:family="table">
      <style:table-properties style:width="6.052in" fo:margin-left="0in" table:align="left"/>
    </style:style>
    <style:style style:name="TableRow13" style:family="table-row">
      <style:table-row-properties style:min-row-height="0.7in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ormální" style:family="paragraph">
      <style:text-properties fo:font-weight="bold" style:font-weight-asian="bold"/>
    </style:style>
    <style:style style:name="P19" style:parent-style-name="Normální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/>
      <text:p text:style-name="Normální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Normální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/>
            <text:p text:style-name="Normální"><text:bookmark-start text:name="Text14"/><text:bookmark-start text:name="Text2"/>K106 54/2022<text:bookmark-end text:name="Text14"/></text:p>
            <text:p text:style-name="Normální">KVOP-38665/2022<text:bookmark-end text:name="Text2"/></text:p>
            <text:p text:style-name="Normální"><text:bookmark-start text:name="Text6"/>11. 07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M<text:bookmark-end text:name="Text9"/>. H.</text:p>
            <text:p text:style-name="Normální"/>
            <text:p text:style-name="Normální"/>
            <text:p text:style-name="Normální"/>
            <text:p text:style-name="P17"/>
            <text:p text:style-name="P18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H.,<text:s/></text:p>
      <text:p text:style-name="Základnítext">dne 30. 6. 2022 byla do Kanceláře veřejného ochránce práv doručena Vaše žádost podle zákona č. 106/1999 Sb., o svobodném přístupu k informacím, ve znění pozdějších předpisů, kterou žádáte:</text:p>
      <text:p text:style-name="Základnítext">„o upřesnění zda se bude úřad VOP podněty, k nimž se vyjadřovala paní zástupkyně VOP Mgr. M. Šimůnková zabývat, resp. ke komu a jakou formou mohu / v určeném termínu 1 roku, tedy do cca 14 dnů / podnět doplnit o vyjádření orgánů, k nimž mě paní<text:s/>zástupkyně VOP odkázala, - doporučila obrátit.“</text:p>
      <text:p text:style-name="Základnítext">Ve smyslu zákona o svobodném přístupu k informacím,<text:s/><text:span text:style-name="Silné">se poskytují níže uvedené informace</text:span>:</text:p>
      <text:p text:style-name="Základnítext">Je zřejmé, že se Váš dotaz vztahuje k podnětu evidovanému pod sp. zn.: 2901/2021/VOP/PL na který Vám zástupkyně<text:s/>veřejného ochránce práv odpověděla dopisem ze dne 26. 7. 2022.</text:p>
      <text:p text:style-name="Základnítext">Ode dne 1. 7. 2022 převzal vyřizování podnětů z oblasti dozoru a kontroly státu nad územní samosprávou a oblasti svobodného přístupu k informacím<text:span text:style-name="Značkapozn.podčarou"><text:note text:note-class="footnote" text:id="_ftn0"><text:note-citation>1</text:note-citation><text:note-body><text:p text:style-name="Textpozn.podčarou"><text:s/>Oblasti, jichž se Váš podnět týkal.<text:s/></text:p></text:note-body></text:note></text:span><text:s/>přímo veřejný ochránce práv.</text:p>
      <text:p text:style-name="Základnítext">Máte-li k původnímu podnětu k dispozici nové skutečnosti, jak naznačujete ve své žádosti o informaci, nic nebrání tomu, abyste je veřejnému ochránci předložil a tím navázal na původní podnět. Při vyřizování doplnění bude ochránce postupovat dle zákona o veřejném ochránci práv.<text:span text:style-name="Značkapozn.podčarou"><text:note text:note-class="footnote" text:id="_ftn1"><text:note-citation>2</text:note-citation><text:note-body><text:p text:style-name="Textpozn.podčarou"><text:s/>Zákon č. 349/1999 sb., o veřejném ochránci práv, ve znění pozdějších předpisů.<text:s/></text:p></text:note-body></text:note></text:span><text:s/>Jinými slovy, nemusíte mít obavy, že se jím nebude zabývat.<text:s/></text:p>
      <text:p text:style-name="Základnítext"/>
      <text:p text:style-name="Základnítext">Jakým způsobem a jakou formou se můžete na veřejného ochránce práv<text:s/>obrátit, naleznete na internetových stránkách ochránce:<text:s/><text:a xlink:href="https://www.ochrance.cz/podejte-stiznost/" office:target-frame-name="_top" xlink:show="replace"><text:span text:style-name="Hypertextovýodkaz">https://www.ochrance.cz/podejte-stiznost/</text:span></text:a>.</text:p>
      <text:soft-page-break/>
      <text:p text:style-name="Základnítext">S pozdravem <text:s text:c="3"/></text:p>
      <text:p text:style-name="Základnítext"/>
      <text:p text:style-name="Základnítext"/>
      <text:p text:style-name="podpis">JUDr. Pavel Pořízek, Ph.D. v. r.</text:p>
      <text:p text:style-name="podpis">vedoucí Kanceláře veřejného ochránce práv</text:p>
      <text:p text:style-name="P19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2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3" style:parent-style-name="Standardnípísmoodstavce" style:family="text">
      <style:text-properties style:use-window-font-color="true"/>
    </style:style>
    <style:style style:name="P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5" style:parent-style-name="Standardnípísmoodstavce" style:family="text">
      <style:text-properties style:font-name="CKGinisSmall" fo:font-size="18pt" style:font-size-asian="18pt" style:font-size-complex="18pt"/>
    </style:style>
    <style:style style:name="P6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7" style:parent-style-name="Standardnípísmoodstavce" style:family="text">
      <style:text-properties style:font-size-complex="11.5pt"/>
    </style:style>
    <style:style style:name="P8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4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5">*KVOPX00CPKUO*</text:span></text:p>
        <text:p text:style-name="P6"><text:span text:style-name="T7">KVOPX00CPKUO</text:span>KVOPX00CPKUO</text:p>
        <text:p text:style-name="P8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8-02T10:18:00Z</meta:creation-date>
    <dc:date>2022-08-02T10:25:00Z</dc:date>
    <meta:print-date>2016-06-27T07:08:00Z</meta:print-date>
    <meta:template xlink:href="KVOP_dopis%20vedoucího" xlink:type="simple"/>
    <meta:editing-cycles>3</meta:editing-cycles>
    <meta:editing-duration>PT180S</meta:editing-duration>
    <meta:user-defined meta:name="ContentTypeId">0x010100D3A71DC738674B4893D02C4CA0E22FAC</meta:user-defined>
    <meta:document-statistic meta:page-count="2" meta:paragraph-count="3" meta:word-count="255" meta:character-count="1757" meta:row-count="12" meta:non-whitespace-character-count="1505"/>
  </office:meta>
</office:document-meta>
</file>